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Cambria" svg:font-family="Cambria" style:font-pitch="variable"/>
    <style:font-face style:name="Helvetica" svg:font-family="Helvetica" style:font-pitch="variable"/>
    <style:font-face style:name="ＭＳ ゴシック" svg:font-family="'ＭＳ ゴシック'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font-size="16pt"/>
    </style:style>
    <style:style style:name="P3" style:family="paragraph" style:parent-style-name="Frame_20_contents">
      <style:text-properties style:font-name="DejaVu Sans" officeooo:rsid="00016fe7" officeooo:paragraph-rsid="00016fe7"/>
    </style:style>
    <style:style style:name="P4" style:family="paragraph" style:parent-style-name="Frame_20_contents">
      <style:text-properties style:font-name="DejaVu Sans" fo:font-size="8pt" officeooo:rsid="00016fe7" officeooo:paragraph-rsid="00016fe7"/>
    </style:style>
    <style:style style:name="P5" style:family="paragraph" style:parent-style-name="Absender_20_im_20_Empfängerfeld">
      <style:paragraph-properties fo:text-align="start" style:justify-single-word="false" fo:padding="0.0398in" fo:border-left="none" fo:border-right="none" fo:border-top="none" fo:border-bottom="0.06pt solid #000000" style:shadow="none"/>
      <style:text-properties style:font-name="DejaVu Sans" officeooo:rsid="00021954" officeooo:paragraph-rsid="00021954"/>
    </style:style>
    <style:style style:name="P6" style:family="paragraph" style:parent-style-name="Text_20_body">
      <style:text-properties officeooo:paragraph-rsid="00016fe7"/>
    </style:style>
    <style:style style:name="P7" style:family="paragraph" style:parent-style-name="Heading_20_1" style:master-page-name="First_20_Page">
      <style:paragraph-properties style:page-number="auto"/>
    </style:style>
    <style:style style:name="P8" style:family="paragraph" style:parent-style-name="Standard">
      <style:text-properties officeooo:paragraph-rsid="00016fe7"/>
    </style:style>
    <style:style style:name="P9" style:family="paragraph" style:parent-style-name="Standard">
      <style:paragraph-properties fo:text-align="start" style:justify-single-word="false" fo:keep-together="auto" fo:orphans="0" fo:widows="0" fo:hyphenation-ladder-count="255"/>
      <style:text-properties style:font-name="DejaVu Sans" fo:font-size="14pt" fo:hyphenate="false" fo:hyphenation-remain-char-count="2" fo:hyphenation-push-char-count="2"/>
    </style:style>
    <style:style style:name="P10" style:family="paragraph" style:parent-style-name="Standard">
      <style:text-properties officeooo:paragraph-rsid="0015d579"/>
    </style:style>
    <style:style style:name="P11" style:family="paragraph">
      <style:paragraph-properties fo:text-align="start"/>
      <style:text-properties style:text-line-through-style="none" style:text-line-through-type="none" fo:font-family="'DejaVu Sans'" style:font-style-name="Normal" style:font-family-generic="swiss" style:font-pitch="variable" fo:font-size="11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text-line-through-type="none" fo:font-family="'DejaVu Sans'" style:font-style-name="Normal" style:font-family-generic="swiss" style:font-pitch="variable" fo:font-size="12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text-line-through-type="none" fo:font-family="'DejaVu Sans'" style:font-style-name="Normal" style:font-family-generic="swiss" style:font-pitch="variable" fo:font-size="6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text-line-through-type="none" fo:font-family="'DejaVu Sans'" style:font-style-name="Normal" style:font-family-generic="swiss" style:font-pitch="variable" fo:font-size="12pt" fo:font-style="normal" style:text-underline-style="none" fo:font-weight="bold"/>
    </style:style>
    <style:style style:name="T1" style:family="text">
      <style:text-properties style:font-name="DejaVu Sans" officeooo:rsid="00016fe7" style:font-name-complex="Calibri"/>
    </style:style>
    <style:style style:name="T2" style:family="text">
      <style:text-properties style:font-name="DejaVu Sans" officeooo:rsid="00141078" style:font-name-complex="Calibri"/>
    </style:style>
    <style:style style:name="T3" style:family="text">
      <style:text-properties style:font-name="DejaVu Sans" officeooo:rsid="0015d579" style:font-name-complex="Calibri"/>
    </style:style>
    <style:style style:name="T4" style:family="text">
      <style:text-properties style:font-name="DejaVu Sans" fo:font-weight="normal" officeooo:rsid="00141078" style:font-weight-asian="normal" style:font-name-complex="Calibri" style:font-weight-complex="normal"/>
    </style:style>
    <style:style style:name="T5" style:family="text">
      <style:text-properties style:font-name="DejaVu Sans" fo:font-weight="normal" officeooo:rsid="0015d579" style:font-weight-asian="normal" style:font-name-complex="Calibri" style:font-weight-complex="normal"/>
    </style:style>
    <style:style style:name="T6" style:family="text">
      <style:text-properties style:font-name="DejaVu Sans" fo:font-weight="normal" officeooo:rsid="001931a1" style:font-weight-asian="normal" style:font-name-complex="Calibri" style:font-weight-complex="normal"/>
    </style:style>
    <style:style style:name="T7" style:family="text">
      <style:text-properties style:font-name="DejaVu Sans" fo:font-size="14pt" officeooo:rsid="00016fe7" style:font-size-asian="14pt" style:font-size-complex="14pt"/>
    </style:style>
    <style:style style:name="T8" style:family="text">
      <style:text-properties style:font-name="DejaVu Sans" fo:font-size="18pt" officeooo:rsid="00016fe7" style:font-size-asian="18pt" style:font-size-complex="18pt"/>
    </style:style>
    <style:style style:name="fr1" style:family="graphic" style:parent-style-name="Frame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 fo:padding="0in" fo:border-left="none" fo:border-right="none" fo:border-top="none" fo:border-bottom="0.06pt solid #000000"/>
    </style:style>
    <style:style style:name="fr3" style:family="graphic" style:parent-style-name="Frame">
      <style:graphic-properties style:wrap="parallel" style:number-wrapped-paragraphs="no-limit" style:vertical-pos="from-top" style:vertical-rel="page" style:horizontal-pos="from-left" style:horizontal-rel="paragraph"/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wrap="run-through" style:number-wrapped-paragraphs="no-limit" style:vertical-pos="from-top" style:horizontal-pos="from-left" style:horizontal-rel="paragraph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feld 1" form:control-implementation="ooo:com.sun.star.form.component.TextField" xml:id="control1" form:id="control1" form:tab-index="1" form:current-value="*** Absender Briefkopf ***" form:value="*** Absender Briefkopf ***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bsender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feld 2" form:control-implementation="ooo:com.sun.star.form.component.TextField" xml:id="control2" form:id="control2" form:tab-index="2" form:current-value="*** Datum ***" form:value="*** Datum ***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3" form:control-implementation="ooo:com.sun.star.form.component.TextField" xml:id="control3" form:id="control3" form:current-value="*** Absender im Fenster ***" form:value="*** Absender im Fenster ***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bsender"/>
              <form:property form:property-name="ObjIDinMSO" office:value-type="float" office:value="65535"/>
            </form:properties>
          </form:text>
          <form:text form:name="Textfeld 4" form:control-implementation="ooo:com.sun.star.form.component.TextField" xml:id="control4" form:id="control4" form:tab-index="3" form:current-value="*** Name oder Unterschrift ***" form:value="*** Name oder Unterschrift ***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/ Unterschrift"/>
              <form:property form:property-name="ObjIDinMSO" office:value-type="float" office:value="65535"/>
            </form:properties>
          </form:text>
          <form:text form:name="Textfeld 5" form:control-implementation="ooo:com.sun.star.form.component.TextField" xml:id="control5" form:id="control5" form:current-value="*** Betreff ***" form:value="*** Betreff ***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ly" text:anchor-type="page" text:anchor-page-number="1" svg:x="0.9799in" svg:y="2in" svg:width="3.0862in" svg:height="1.4937in" draw:z-index="0">
        <draw:text-box>
          <text:p text:style-name="P5"><draw:control text:anchor-type="as-char" draw:z-index="8" draw:name="Form3" draw:style-name="gr3" draw:text-style-name="P13" svg:width="3.0398in" svg:height="0.2504in" draw:control="control3"/></text:p>
          <text:p text:style-name="P6"><text:span text:style-name="Strong_20_Emphasis"><text:span text:style-name="T7">VEBIT e.V.</text:span></text:span></text:p>
          <text:p text:style-name="P6"><text:span text:style-name="Strong_20_Emphasis"><text:span text:style-name="T7">Riesaer Str. 32</text:span></text:span></text:p>
          <text:p text:style-name="P6"><text:span text:style-name="Strong_20_Emphasis"><text:span text:style-name="T8">01127 DRESDEN</text:span></text:span></text:p>
          <text:p text:style-name="Standard"/>
          <text:p text:style-name="Standard"/>
          <text:p text:style-name="P2"/>
        </draw:text-box>
      </draw:frame>
      <draw:frame draw:style-name="fr2" draw:name="Rahmen8" text:anchor-type="page" text:anchor-page-number="1" svg:x="0in" svg:y="3.898in" svg:width="0.3929in" svg:height="0.0189in" draw:z-index="1">
        <draw:text-box>
          <text:p text:style-name="Frame_20_contents"/>
        </draw:text-box>
      </draw:frame>
      <draw:frame draw:style-name="fr2" draw:name="Rahmen9" text:anchor-type="page" text:anchor-page-number="1" svg:x="0in" svg:y="5.8465in" svg:width="0.3929in" svg:height="0.0189in" draw:z-index="2">
        <draw:text-box>
          <text:p text:style-name="Frame_20_contents"/>
        </draw:text-box>
      </draw:frame>
      <draw:frame draw:style-name="fr3" draw:name="Rahmen11" text:anchor-type="page" text:anchor-page-number="1" svg:x="5.5118in" svg:y="2.9528in" svg:width="2.3626in" draw:z-index="3">
        <draw:text-box fo:min-height="0.3937in">
          <text:p text:style-name="P3"><draw:control text:anchor-type="as-char" draw:z-index="10" draw:name="Form5" draw:style-name="gr4" draw:text-style-name="P14" svg:width="2.3004in" svg:height="0.3705in" draw:control="control5"/></text:p>
        </draw:text-box>
      </draw:frame>
      <draw:frame draw:style-name="fr4" draw:name="Rahmen12" text:anchor-type="page" text:anchor-page-number="1" svg:x="5.5118in" svg:y="3.4717in" svg:width="2.3626in" draw:z-index="4">
        <draw:text-box fo:min-height="0.2752in">
          <text:p text:style-name="P9"><draw:control text:anchor-type="as-char" svg:y="-0.2035in" draw:z-index="7" draw:name="Form2" draw:style-name="gr2" draw:text-style-name="P12" svg:width="2.3004in" svg:height="0.2469in" draw:control="control2"/></text:p>
        </draw:text-box>
      </draw:frame>
      <draw:frame draw:style-name="fr4" draw:name="Rahmen2" text:anchor-type="page" text:anchor-page-number="1" svg:x="5.5118in" svg:y="0.6693in" svg:width="2.3626in" draw:z-index="5">
        <draw:text-box fo:min-height="1.4252in">
          <text:p text:style-name="P4"><draw:control text:anchor-type="paragraph" draw:z-index="6" draw:name="Form1" draw:style-name="gr1" draw:text-style-name="P11" svg:width="2.3004in" svg:height="1.3622in" svg:x="0in" svg:y="0in" draw:control="control1"/></text:p>
        </draw:text-box>
      </draw:frame>
      <text:h text:style-name="P7" text:outline-level="1"><text:span text:style-name="Strong_20_Emphasis"><text:span text:style-name="T1">Einsendung schriftliche Unterlagen</text:span></text:span></text:h>
      <text:p text:style-name="Standard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>MoinMoin,</text:span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>anbei meine Unterlagen.</text:span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>Mit freundlichen Grüßen,</text:span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><draw:control text:anchor-type="as-char" draw:z-index="9" draw:name="Form4" draw:style-name="gr4" draw:text-style-name="P12" svg:width="4.3213in" svg:height="0.5004in" draw:control="control4"/></text:span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10"><text:span text:style-name="Strong_20_Emphasis"><text:span text:style-name="T4">Hinweis</text:span></text:span><text:span text:style-name="Strong_20_Emphasis"><text:span text:style-name="T5">e</text:span></text:span><text:span text:style-name="Strong_20_Emphasis"><text:span text:style-name="T4">:</text:span></text:span></text:p>
      <text:p text:style-name="P10"><text:span text:style-name="Strong_20_Emphasis"><text:span text:style-name="T4">- Rückadressblatt passend für „</text:span></text:span><text:span text:style-name="Strong_20_Emphasis"><text:span text:style-name="T6">Umschlag DIN lang mit Fenster“ oder </text:span></text:span><text:span text:style-name="Strong_20_Emphasis"><text:span text:style-name="T4">„Versandtasche C4 mit Fenster“.</text:span></text:span></text:p>
      <text:p text:style-name="P10"><text:span text:style-name="Strong_20_Emphasis"><text:span text:style-name="T4">- </text:span></text:span><text:span text:style-name="Strong_20_Emphasis"><text:span text:style-name="T5">Dies ist ein am Computer ausfüllbares PDF.</text:span></text:span></text:p>
      <text:p text:style-name="P10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Cambria" svg:font-family="Cambria" style:font-pitch="variable"/>
    <style:font-face style:name="Helvetica" svg:font-family="Helvetica" style:font-pitch="variable"/>
    <style:font-face style:name="ＭＳ ゴシック" svg:font-family="'ＭＳ ゴシック'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Bitstream Vera Serif" fo:font-size="12pt" fo:language="de" fo:country="DE" style:font-name-asian="Bitstream Vera Sans" style:font-size-asian="12pt" style:language-asian="en" style:country-asian="US" style:font-name-complex="Bitstream Vera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fo:color="#000000" style:font-name="Bitstream Vera Serif" fo:font-size="12pt" fo:language="de" fo:country="DE" style:font-name-asian="Bitstream Vera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variant="normal" fo:text-transform="none" fo:color="#000000" style:font-name="Helvetica" fo:font-family="Helvetica" style:font-pitch="variable" fo:letter-spacing="normal" fo:language="de" fo:country="DE"/>
    </style:style>
    <style:style style:name="Text_20_body" style:display-name="Text body" style:family="paragraph" style:parent-style-name="Standard" style:class="text">
      <style:paragraph-properties fo:margin-top="0.0783in" fo:margin-bottom="0.0783in" loext:contextual-spacing="false"/>
    </style:style>
    <style:style style:name="Salutation" style:family="paragraph" style:parent-style-name="Standard" style:class="text">
      <style:paragraph-properties fo:margin-top="0.3154in" fo:margin-bottom="0.2953in" loext:contextual-spacing="false"/>
    </style:style>
    <style:style style:name="Signature" style:family="paragraph" style:parent-style-name="Standard" style:class="text">
      <style:paragraph-properties fo:margin-top="0.3346in" fo:margin-bottom="0in" loext:contextual-spacing="false"/>
    </style:style>
    <style:style style:name="Heading" style:family="paragraph" style:parent-style-name="Standard" style:next-style-name="Text_20_body" style:class="text">
      <style:paragraph-properties fo:margin-left="0.6898in" fo:margin-right="0in" fo:margin-top="0.1665in" fo:margin-bottom="0.0835in" loext:contextual-spacing="false" fo:text-indent="-0.6898in" style:auto-text-indent="false" fo:keep-with-next="always"/>
      <style:text-properties style:font-name="Helvetica" fo:font-family="Helvetica" style:font-pitch="variable" fo:font-size="14pt"/>
    </style:style>
    <style:style style:name="List" style:family="paragraph" style:parent-style-name="Text_20_body" style:class="list">
      <style:text-properties style:font-name="Helvetica" fo:font-family="Helvetica" style:font-pitch="variable"/>
    </style:style>
    <style:style style:name="List_20_1_20_Start" style:display-name="List 1 Start" style:family="paragraph" style:parent-style-name="List" style:next-style-name="List_20_1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3.3465in" style:type="center"/>
          <style:tab-stop style:position="6.6937in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margin-top="0in" fo:margin-bottom="0in" loext:contextual-spacing="false"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loext:contextual-spacing="false"/>
      <style:text-properties style:font-name="Helvetica" fo:font-family="Helvetica" style:font-pitch="variable" fo:font-size="10pt" fo:font-style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loext:contextual-spacing="false"/>
    </style:style>
    <style:style style:name="Sender" style:family="paragraph" style:parent-style-name="Standard" style:class="extra">
      <style:paragraph-properties fo:margin-top="0in" fo:margin-bottom="0.0417in" loext:contextual-spacing="false"/>
      <style:text-properties fo:font-variant="normal" fo:text-transform="none" fo:color="#000000" fo:font-size="10pt" fo:letter-spacing="normal" fo:language="de" fo:country="DE" fo:font-style="italic"/>
    </style:style>
    <style:style style:name="Index" style:family="paragraph" style:parent-style-name="Standard" style:class="index">
      <style:text-properties style:font-name="Helvetica" fo:font-family="Helvetica" style:font-pitch="variable"/>
    </style:style>
    <style:style style:name="Absender_20_im_20_Empfängerfeld" style:display-name="Absender im Empfängerfeld" style:family="paragraph" style:parent-style-name="Standard" style:master-page-name="">
      <style:paragraph-properties fo:margin-top="0in" fo:margin-bottom="0.0783in" loext:contextual-spacing="false"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fo:font-size="6pt" fo:letter-spacing="normal" fo:language="de" fo:country="DE" fo:hyphenate="false" fo:hyphenation-remain-char-count="2" fo:hyphenation-push-char-count="2"/>
    </style:style>
    <style:style style:name="Absender_20_in_20_der_20_Kopfzeile" style:display-name="Absender in der Kopfzeile" style:family="paragraph" style:parent-style-name="Standard">
      <style:text-properties fo:font-variant="normal" fo:text-transform="none" fo:color="#000000" fo:font-size="8pt" fo:letter-spacing="normal" fo:language="de" fo:country="DE"/>
    </style:style>
    <style:style style:name="Logo_20_in_20_der_20_Kopfzeile" style:display-name="Logo in der Kopfzeile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style:text-outline="false" fo:font-size="8pt" fo:letter-spacing="normal" fo:language="de" fo:country="DE" fo:font-style="italic" fo:font-weight="bold" fo:hyphenate="false" fo:hyphenation-remain-char-count="2" fo:hyphenation-push-char-count="2"/>
    </style:style>
    <style:style style:name="Logo_20_auf_20_Seite_20_1" style:display-name="Logo auf Seite 1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style:text-outline="false" fo:font-size="36pt" fo:letter-spacing="normal" fo:language="de" fo:country="DE" fo:font-style="italic" fo:font-weight="bold" fo:hyphenate="false" fo:hyphenation-remain-char-count="2" fo:hyphenation-push-char-count="2"/>
    </style:style>
    <style:style style:name="Betreff" style:family="paragraph" style:parent-style-name="Standard"/>
    <style:style style:name="Anrede" style:family="paragraph" style:parent-style-name="Standard">
      <style:paragraph-properties fo:margin-top="0.1374in" fo:margin-bottom="0.1374in" loext:contextual-spacing="false" fo:text-align="start" style:justify-single-word="false" fo:keep-together="auto" fo:orphans="0" fo:widows="0" fo:hyphenation-ladder-count="255"/>
      <style:text-properties fo:hyphenate="false" fo:hyphenation-remain-char-count="2" fo:hyphenation-push-char-count="2"/>
    </style:style>
    <style:style style:name="Anlagen" style:family="paragraph" style:parent-style-name="Text_20_body">
      <style:paragraph-properties fo:margin-top="0.1181in" fo:margin-bottom="0.1181in" loext:contextual-spacing="false"/>
    </style:style>
    <style:style style:name="Position" style:family="paragraph" style:parent-style-name="Signature">
      <style:paragraph-properties fo:margin-top="0in" fo:margin-bottom="0.0827in" loext:contextual-spacing="false"/>
    </style:style>
    <style:style style:name="Elemente_20_Überschrift" style:display-name="Elemente Überschrift" style:family="paragraph" style:parent-style-name="Table_20_Contents" style:class="extra">
      <style:text-properties fo:font-size="8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pitch="variable" fo:font-size="16pt" style:text-underline-style="solid" style:text-underline-width="auto" style:text-underline-color="font-color" fo:font-weight="bold" style:letter-kerning="true" style:font-name-asian="ＭＳ ゴシック" style:font-family-asian="'ＭＳ ゴシック'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master-page-name="Standard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aper-tray-name="[From printer settings]" style:print-orientation="portrait" fo:margin-top="0.2756in" fo:margin-bottom="0.2756in" fo:margin-left="0.9839in" fo:margin-right="0.3937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aper-tray-name="[From printer settings]" style:print-orientation="portrait" fo:margin-top="4.3307in" fo:margin-bottom="0.2756in" fo:margin-left="0.9839in" fo:margin-right="0.3937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 style:next-style-name="Left_20_Page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 </meta:initial-creator>
    <meta:creation-date>2006-03-27T11:52:39</meta:creation-date>
    <dc:creator>Thomas Waldmann</dc:creator>
    <dc:date>2019-05-23T19:40:41.340670874</dc:date>
    <meta:printed-by>Thomas Waldmann</meta:printed-by>
    <meta:print-date>2014-02-25T17:36:24</meta:print-date>
    <dc:language>de-DE</dc:language>
    <meta:editing-cycles>30</meta:editing-cycles>
    <meta:editing-duration>PT1H58M12S</meta:editing-duration>
    <meta:document-statistic meta:table-count="0" meta:image-count="0" meta:object-count="0" meta:page-count="1" meta:paragraph-count="14" meta:word-count="40" meta:character-count="279" meta:non-whitespace-character-count="249"/>
    <meta:user-defined meta:name="Info 0"/>
    <meta:user-defined meta:name="Info 1"/>
    <meta:user-defined meta:name="Info 2"/>
    <meta:user-defined meta:name="Info 3"/>
    <meta:template xlink:type="simple" xlink:actuate="onRequest" xlink:title="privatbrief.sdw" xlink:href="../../vorlagen/privatbrief.sdw" meta:date="2001-05-14T10:59:59"/>
  </office:meta>
</office:document-meta>
</file>